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7795in" svg:y="2.0197in">
            <draw:object draw:notify-on-update-of-ranges="Sheet1.E6:Sheet1.E15 Sheet1.F6:Sheet1.F15 Sheet1.D25:Sheet1.D34 Sheet1.F25:Sheet1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 calcext:value-type="string">
            <text:p>tsp_6_2.txt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596" calcext:value-type="float">
            <text:p>1596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tsp_10.tx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340" calcext:value-type="float">
            <text:p>334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tsp_12.txt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924" calcext:value-type="float">
            <text:p>3924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tsp_13.txt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184" calcext:value-type="float">
            <text:p>4184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burma14.tsp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740" calcext:value-type="float">
            <text:p>574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tsp_15.txt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8044" calcext:value-type="float">
            <text:p>8044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br17.atsp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274440" calcext:value-type="float">
            <text:p>27444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gr21.tsp 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413000" calcext:value-type="float">
            <text:p>41300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gr24.tsp</text:p>
          </table:table-cell>
          <table:table-cell office:value-type="float" office:value="24" calcext:value-type="float">
            <text:p>24</text:p>
          </table:table-cell>
          <table:table-cell table:style-name="ce1" table:formula="of:=3.6*10^9" office:value-type="float" office:value="3600000000" calcext:value-type="float">
            <text:p>360000000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fri26.tsp</text:p>
          </table:table-cell>
          <table:table-cell office:value-type="float" office:value="26" calcext:value-type="float">
            <text:p>26</text:p>
          </table:table-cell>
          <table:table-cell table:style-name="ce1" table:formula="of:=15.5*10^9" office:value-type="float" office:value="15500000000" calcext:value-type="float">
            <text:p>1550000000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D25]*POWER(2;[.D25])" office:value-type="float" office:value="384" calcext:value-type="float">
            <text:p>38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[.D26]*POWER(2;[.D26])" office:value-type="float" office:value="10240" calcext:value-type="float">
            <text:p>1024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[.D27]*POWER(2;[.D27])" office:value-type="float" office:value="49152" calcext:value-type="float">
            <text:p>4915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[.D28]*POWER(2;[.D28])" office:value-type="float" office:value="106496" calcext:value-type="float">
            <text:p>1064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[.D29]*POWER(2;[.D29])" office:value-type="float" office:value="229376" calcext:value-type="float">
            <text:p>22937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[.D30]*POWER(2;[.D30])" office:value-type="float" office:value="491520" calcext:value-type="float">
            <text:p>4915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[.D31]*POWER(2;[.D31])" office:value-type="float" office:value="2228224" calcext:value-type="float">
            <text:p>222822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[.D32]*POWER(2;[.D32])" office:value-type="float" office:value="44040192" calcext:value-type="float">
            <text:p>44040192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[.D33]*POWER(2;[.D33])" office:value-type="float" office:value="402653184" calcext:value-type="float">
            <text:p>40265318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[.D34]*POWER(2;[.D34])" office:value-type="float" office:value="1744830464" calcext:value-type="float">
            <text:p>1744830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1:13:32.030222484</meta:creation-date>
    <dc:date>2020-11-16T21:33:21.432328316</dc:date>
    <meta:editing-duration>PT9M37S</meta:editing-duration>
    <meta:editing-cycles>1</meta:editing-cycles>
    <meta:document-statistic meta:table-count="1" meta:cell-count="5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3.952cm" style:legend-expansion="high" chart:style-name="ch2"/>
        <chart:plot-area chart:style-name="ch3" table:cell-range-address="Sheet1.E6:Sheet1.F15 Sheet1.F25:Sheet1.F34" svg:x="0.32cm" svg:y="0.18cm" svg:width="13.123cm" svg:height="8.64cm">
          <chartooo:coordinate-region svg:x="2.423cm" svg:y="0.379cm" svg:width="10.6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15" chart:class="chart:scatter">
            <chart:domain table:cell-range-address="Sheet1.E6:Sheet1.E15"/>
            <chart:data-point chart:repeated="8"/>
            <chart:data-point chart:style-name="ch7" chart:repeated="2"/>
          </chart:series>
          <chart:series chart:style-name="ch8" chart:values-cell-range-address="Sheet1.F25:Sheet1.F34" chart:class="chart:scatter">
            <chart:domain table:cell-range-address="Sheet1.D25:Sheet1.D34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E6:Sheet1.E15</svg:desc>
                </draw:g>
              </table:table-cell>
              <table:table-cell office:value-type="float" office:value="1596">
                <text:p>1596</text:p>
                <draw:g>
                  <svg:desc>Sheet1.F6:Sheet1.F15</svg:desc>
                </draw:g>
              </table:table-cell>
              <table:table-cell office:value-type="float" office:value="6">
                <text:p>6</text:p>
                <draw:g>
                  <svg:desc>Sheet1.D25:Sheet1.D34</svg:desc>
                </draw:g>
              </table:table-cell>
              <table:table-cell office:value-type="float" office:value="384">
                <text:p>384</text:p>
                <draw:g>
                  <svg:desc>Sheet1.F25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40">
                <text:p>3340</text:p>
              </table:table-cell>
              <table:table-cell office:value-type="float" office:value="10">
                <text:p>1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924">
                <text:p>3924</text:p>
              </table:table-cell>
              <table:table-cell office:value-type="float" office:value="12">
                <text:p>12</text:p>
              </table:table-cell>
              <table:table-cell office:value-type="float" office:value="49152">
                <text:p>49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184">
                <text:p>4184</text:p>
              </table:table-cell>
              <table:table-cell office:value-type="float" office:value="13">
                <text:p>13</text:p>
              </table:table-cell>
              <table:table-cell office:value-type="float" office:value="106496">
                <text:p>106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740">
                <text:p>5740</text:p>
              </table:table-cell>
              <table:table-cell office:value-type="float" office:value="14">
                <text:p>14</text:p>
              </table:table-cell>
              <table:table-cell office:value-type="float" office:value="229376">
                <text:p>229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044">
                <text:p>8044</text:p>
              </table:table-cell>
              <table:table-cell office:value-type="float" office:value="15">
                <text:p>15</text:p>
              </table:table-cell>
              <table:table-cell office:value-type="float" office:value="491520">
                <text:p>49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74440">
                <text:p>274440</text:p>
              </table:table-cell>
              <table:table-cell office:value-type="float" office:value="17">
                <text:p>17</text:p>
              </table:table-cell>
              <table:table-cell office:value-type="float" office:value="2228224">
                <text:p>2228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13000">
                <text:p>413000</text:p>
              </table:table-cell>
              <table:table-cell office:value-type="float" office:value="21">
                <text:p>21</text:p>
              </table:table-cell>
              <table:table-cell office:value-type="float" office:value="44040192">
                <text:p>44040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600000000">
                <text:p>3600000000</text:p>
              </table:table-cell>
              <table:table-cell office:value-type="float" office:value="24">
                <text:p>24</text:p>
              </table:table-cell>
              <table:table-cell office:value-type="float" office:value="402653184">
                <text:p>402653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5500000000">
                <text:p>15500000000</text:p>
              </table:table-cell>
              <table:table-cell office:value-type="float" office:value="26">
                <text:p>26</text:p>
              </table:table-cell>
              <table:table-cell office:value-type="float" office:value="1744830464">
                <text:p>174483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